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59a84"/>
    </style:style>
    <style:style style:name="P2" style:family="paragraph" style:parent-style-name="Standard">
      <style:paragraph-properties fo:margin-left="0cm" fo:margin-right="0cm" fo:text-align="start" style:justify-single-word="false" fo:orphans="2" fo:widows="2" fo:text-indent="0cm" style:auto-text-indent="false"/>
      <style:text-properties fo:font-weight="bold" style:font-weight-asian="bold" style:font-weight-complex="bold"/>
    </style:style>
    <style:style style:name="T1" style:family="text">
      <style:text-properties fo:font-variant="normal" fo:text-transform="none" fo:color="#373a3c" style:font-name="Open Sans" fo:font-size="11.25pt" fo:letter-spacing="normal" fo:font-style="normal"/>
    </style:style>
    <style:style style:name="T2" style:family="text">
      <style:text-properties fo:font-variant="normal" fo:text-transform="none" fo:color="#373a3c" style:font-name="Open Sans" fo:font-size="11.25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Do buildings affect creativity and research and how? </text:span> </text:p>
      <text:p text:style-name="Standard"/>
      <text:p text:style-name="P1"><text:tab/>Obviously, buildings affect creativity and research. Buildings are both works of art and technical challenges requiring prior research. Buildings are inspired by the already existing architecture which therefore affect the creativity of the architects. We can also notice that architecture can inspire in many other arts. </text:p>
      <text:p text:style-name="P1"><text:tab/>The most obvious are the painting or the sculpture which is reflected directly in the architecture itself. But I am also thinking of the cinema, in particular, which sometimes highlights the masterpieces of buildings through images. </text:p>
      <text:p text:style-name="P1"><text:tab/>To say a few words about research, I think it is questioned by architectural technical problems and is thus stimulated by the science of build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 Sans" svg:font-family="'Open Sans',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06T16:49:35.943000000</meta:creation-date>
    <dc:date>2020-12-06T16:50:37.073000000</dc:date>
    <meta:editing-duration>PT1M1S</meta:editing-duration>
    <meta:editing-cycles>1</meta:editing-cycles>
    <meta:document-statistic meta:table-count="0" meta:image-count="0" meta:object-count="0" meta:page-count="1" meta:paragraph-count="4" meta:word-count="115" meta:character-count="758" meta:non-whitespace-character-count="640"/>
    <meta:generator>LibreOffice/6.3.2.2$Windows_X86_64 LibreOffice_project/98b30e735bda24bc04ab42594c85f7fd8be07b9c</meta:generator>
  </office:meta>
</office:document-meta>
</file>